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512cm" fo:min-width="2.67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11cm" fo:min-width="1.279cm" loext:decorative="false"/>
    </style:style>
    <style:style style:name="gr4" style:family="graphic" style:parent-style-name="Arrow_20_Line">
      <style:graphic-properties draw:textarea-horizontal-align="center" draw:textarea-vertical-align="middle" loext:decorative="false"/>
      <style:paragraph-properties style:writing-mode="lr-tb"/>
    </style:style>
    <style:style style:name="gr5" style:family="graphic" style:parent-style-name="Arrow_20_Line">
      <style:graphic-properties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3.54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4.762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0.999cm" svg:x="3.54cm" svg:y="9.57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4" draw:text-style-name="P1" draw:layer="measurelines" svg:x1="3.54cm" svg:y1="3.222cm" svg:x2="6.715cm" svg:y2="3.222cm">
          <text:p text:style-name="P2">W</text:p>
          <text:p text:style-name="P2"/>
        </draw:measure>
        <draw:measure draw:style-name="gr5" draw:text-style-name="P1" draw:layer="measurelines" svg:x1="2.905cm" svg:y1="10.525cm" svg:x2="3.005cm" svg:y2="3.222cm">
          <text:p text:style-name="P2">L</text:p>
          <text:p text:style-name="P2"/>
        </draw:measure>
        <draw:measure draw:style-name="gr5" draw:text-style-name="P1" draw:layer="measurelines" svg:x1="4.146cm" svg:y1="10.795cm" svg:x2="3.511cm" svg:y2="10.795cm">
          <text:p text:style-name="P1">a<text:measure text:kind="gap"/></text:p>
        </draw:measure>
        <draw:measure draw:style-name="gr5" draw:text-style-name="P1" draw:layer="measurelines" svg:x1="7.032cm" svg:y1="9.572cm" svg:x2="7.032cm" svg:y2="10.525cm">
          <text:p text:style-name="P2">a</text:p>
        </draw:measure>
        <draw:measure draw:style-name="gr5" draw:text-style-name="P1" draw:layer="measurelines" svg:x1="6.08cm" svg:y1="11.795cm" svg:x2="4.175cm" svg:y2="11.795cm">
          <text:p text:style-name="P2">2a</text:p>
        </draw:measure>
        <draw:measure draw:style-name="gr5" draw:text-style-name="P1" draw:layer="measurelines" svg:x1="8.252cm" svg:y1="4.811cm" svg:x2="8.302cm" svg:y2="10.525cm">
          <text:p text:style-name="P2">b</text:p>
        </draw:measure>
        <draw:line draw:style-name="gr6" draw:text-style-name="P3" draw:layer="layout" svg:x1="5.127cm" svg:y1="4.81cm" svg:x2="6.397cm" svg:y2="3.857cm">
          <text:p text:style-name="P1">r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3:22:24.608863812</meta:creation-date>
    <dc:date>2024-02-01T23:43:14.809241198</dc:date>
    <meta:editing-duration>PT19S</meta:editing-duration>
    <meta:editing-cycles>1</meta:editing-cycles>
    <meta:document-statistic meta:object-count="10"/>
    <meta:generator>LibreOffice/7.6.4.1$Linux_X86_64 LibreOffice_project/60$Build-1</meta:generator>
  </office:meta>
</office:document-meta>
</file>